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08in" fo:margin-left="-0.3917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3.9583in"/>
    </style:style>
    <style:style style:name="Table1.C" style:family="table-column">
      <style:table-column-properties style:column-width="1.7292in"/>
    </style:style>
    <style:style style:name="Table1.D" style:family="table-column">
      <style:table-column-properties style:column-width="1.3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2" style:family="table-row">
      <style:table-row-properties style:min-row-height="1.6417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2.2181in"/>
    </style:style>
    <style:style style:name="P1" style:family="paragraph" style:parent-style-name="Table_20_Contents">
      <style:text-properties fo:font-size="14pt" fo:font-weight="bold" officeooo:rsid="000c214f" officeooo:paragraph-rsid="000c214f" style:font-size-asian="14pt" style:font-weight-asian="bold" style:font-size-complex="14pt" style:font-weight-complex="bold"/>
    </style:style>
    <style:style style:name="P2" style:family="paragraph" style:parent-style-name="Table_20_Contents" style:list-style-name="L1">
      <style:text-properties officeooo:rsid="00107087" officeooo:paragraph-rsid="00107087"/>
    </style:style>
    <style:style style:name="P3" style:family="paragraph" style:parent-style-name="Table_20_Contents" style:list-style-name="L1">
      <style:text-properties officeooo:rsid="0010fcb8" officeooo:paragraph-rsid="0010fcb8"/>
    </style:style>
    <style:style style:name="P4" style:family="paragraph" style:parent-style-name="Table_20_Contents" style:list-style-name="L1">
      <style:text-properties officeooo:rsid="0011d56b" officeooo:paragraph-rsid="0011d56b"/>
    </style:style>
    <style:style style:name="P5" style:family="paragraph" style:parent-style-name="Table_20_Contents" style:list-style-name="L1">
      <style:text-properties officeooo:rsid="00122813" officeooo:paragraph-rsid="00122813"/>
    </style:style>
    <style:style style:name="P6" style:family="paragraph" style:parent-style-name="Table_20_Contents" style:list-style-name="L2">
      <style:text-properties officeooo:rsid="0012e578" officeooo:paragraph-rsid="0012e578"/>
    </style:style>
    <style:style style:name="P7" style:family="paragraph" style:parent-style-name="Table_20_Contents" style:list-style-name="L2">
      <style:text-properties officeooo:rsid="00142905" officeooo:paragraph-rsid="00142905"/>
    </style:style>
    <style:style style:name="P8" style:family="paragraph" style:parent-style-name="Table_20_Contents" style:list-style-name="L2">
      <style:text-properties officeooo:rsid="001431e6" officeooo:paragraph-rsid="001431e6"/>
    </style:style>
    <style:style style:name="P9" style:family="paragraph" style:parent-style-name="Table_20_Contents">
      <style:text-properties fo:font-size="14pt" fo:font-weight="bold" officeooo:rsid="000ece3c" officeooo:paragraph-rsid="000ece3c" style:font-size-asian="12.25pt" style:font-weight-asian="bold" style:font-size-complex="14pt" style:font-weight-complex="bold"/>
    </style:style>
    <style:style style:name="P10" style:family="paragraph" style:parent-style-name="Table_20_Contents" style:list-style-name="L3">
      <style:text-properties officeooo:rsid="00183832" officeooo:paragraph-rsid="00183832"/>
    </style:style>
    <style:style style:name="P11" style:family="paragraph" style:parent-style-name="Table_20_Contents" style:list-style-name="L3">
      <style:text-properties officeooo:rsid="0018a8be" officeooo:paragraph-rsid="0018a8be"/>
    </style:style>
    <style:style style:name="P12" style:family="paragraph" style:parent-style-name="Table_20_Contents" style:list-style-name="L3">
      <style:text-properties officeooo:rsid="00198d88" officeooo:paragraph-rsid="00198d88"/>
    </style:style>
    <style:style style:name="P13" style:family="paragraph" style:parent-style-name="Table_20_Contents" style:list-style-name="L4">
      <style:text-properties officeooo:rsid="001bc22c" officeooo:paragraph-rsid="001bc22c"/>
    </style:style>
    <style:style style:name="P14" style:family="paragraph" style:parent-style-name="Table_20_Contents" style:list-style-name="L4">
      <style:text-properties officeooo:rsid="001d1ab4" officeooo:paragraph-rsid="001d1ab4"/>
    </style:style>
    <style:style style:name="P15" style:family="paragraph" style:parent-style-name="Table_20_Contents" style:list-style-name="L4">
      <style:text-properties officeooo:rsid="00258315" officeooo:paragraph-rsid="00258315"/>
    </style:style>
    <style:style style:name="P16" style:family="paragraph" style:parent-style-name="Table_20_Contents">
      <style:text-properties fo:font-size="14pt" fo:font-weight="bold" officeooo:rsid="00104b5a" officeooo:paragraph-rsid="00104b5a" style:font-size-asian="12.25pt" style:font-weight-asian="bold" style:font-size-complex="14pt" style:font-weight-complex="bold"/>
    </style:style>
    <style:style style:name="P17" style:family="paragraph" style:parent-style-name="Table_20_Contents" style:list-style-name="L5">
      <style:text-properties officeooo:rsid="001f11ec" officeooo:paragraph-rsid="001f11ec"/>
    </style:style>
    <style:style style:name="P18" style:family="paragraph" style:parent-style-name="Table_20_Contents" style:list-style-name="L5">
      <style:text-properties officeooo:rsid="0021c0e5" officeooo:paragraph-rsid="0021c0e5"/>
    </style:style>
    <style:style style:name="P19" style:family="paragraph" style:parent-style-name="Table_20_Contents" style:list-style-name="L5">
      <style:text-properties officeooo:rsid="00238413" officeooo:paragraph-rsid="00238413"/>
    </style:style>
    <style:style style:name="P20" style:family="paragraph" style:parent-style-name="Table_20_Contents" style:list-style-name="L5">
      <style:text-properties officeooo:rsid="00260820" officeooo:paragraph-rsid="00260820"/>
    </style:style>
    <style:style style:name="P21" style:family="paragraph" style:parent-style-name="Table_20_Contents">
      <style:text-properties officeooo:rsid="0026b930" officeooo:paragraph-rsid="0026b930"/>
    </style:style>
    <style:style style:name="P22" style:family="paragraph" style:parent-style-name="Table_20_Contents" style:list-style-name="L6">
      <style:paragraph-properties fo:text-align="left" style:justify-single-word="false"/>
      <style:text-properties officeooo:rsid="0028a147" officeooo:paragraph-rsid="0028a147"/>
    </style:style>
    <style:style style:name="P23" style:family="paragraph" style:parent-style-name="Table_20_Contents" style:list-style-name="L6">
      <style:paragraph-properties fo:text-align="left" style:justify-single-word="false"/>
      <style:text-properties officeooo:rsid="002b0607" officeooo:paragraph-rsid="002b0607"/>
    </style:style>
    <style:style style:name="T1" style:family="text">
      <style:text-properties officeooo:rsid="002b060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.N</text:p>
          </table:table-cell>
          <table:table-cell table:style-name="Table1.A1" office:value-type="string">
            <text:p text:style-name="P1">Name of Experiment</text:p>
          </table:table-cell>
          <table:table-cell table:style-name="Table1.A1" office:value-type="string">
            <text:p text:style-name="P1">Date of Submission</text:p>
          </table:table-cell>
          <table:table-cell table:style-name="Table1.D1" office:value-type="string">
            <text:p text:style-name="P1">Signature</text:p>
          </table:table-cell>
        </table:table-row>
        <table:table-row table:style-name="Table1.2">
          <table:table-cell table:style-name="Table1.A2" office:value-type="string">
            <text:p text:style-name="P1">1.</text:p>
          </table:table-cell>
          <table:table-cell table:style-name="Table1.A2" office:value-type="string">
            <text:list text:style-name="L1">
              <text:list-item>
                <text:p text:style-name="P2">Write a program to calculate area of triangle of base and height are given.</text:p>
              </text:list-item>
              <text:list-item>
                <text:p text:style-name="P3">Write a program to find compound interest.</text:p>
              </text:list-item>
              <text:list-item>
                <text:p text:style-name="P4">Write a program to convert the temperature of Fahrenheit (F) into Celsius ( C ).</text:p>
              </text:list-item>
              <text:list-item>
                <text:p text:style-name="P5">Write a program to find square of a number read from user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2.</text:p>
          </table:table-cell>
          <table:table-cell table:style-name="Table1.A2" office:value-type="string">
            <text:list text:style-name="L2">
              <text:list-item>
                <text:p text:style-name="P6">Write a program to read a line of text from user using scanf() function and isplay the entered line of text on the screen using printf() function.</text:p>
              </text:list-item>
              <text:list-item>
                <text:p text:style-name="P7">Write a program to skip over first three integers of input using * modifier in scanf() function.</text:p>
              </text:list-item>
              <text:list-item>
                <text:p text:style-name="P7">Write a program to read a 5 digit number and find sum of individual digits.</text:p>
              </text:list-item>
              <text:list-item>
                <text:p text:style-name="P8">Write a program to input a number and find whether it is exactly divisible by both 5 and 7 or not.</text:p>
              </text:list-item>
              <text:list-item>
                <text:p text:style-name="P8">Write a program to read a four digit number and display its reverse order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3.</text:p>
          </table:table-cell>
          <table:table-cell table:style-name="Table1.A2" office:value-type="string">
            <text:list text:style-name="L3">
              <text:list-item>
                <text:p text:style-name="P10">Write a program to check whether given number is Armstrong or not.</text:p>
              </text:list-item>
              <text:list-item>
                <text:p text:style-name="P11">Write a program to display multiplication table using nested loop.</text:p>
              </text:list-item>
              <text:list-item>
                <text:p text:style-name="P11">Write a program to print fibonacci sequence upto n terms.</text:p>
              </text:list-item>
              <text:list-item>
                <text:p text:style-name="P12">Write a program to convert decimal number into binary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4.</text:p>
          </table:table-cell>
          <table:table-cell table:style-name="Table1.A2" office:value-type="string">
            <text:list text:style-name="L4">
              <text:list-item>
                <text:p text:style-name="P13">Write a program to sort using bubble sort algorithm.</text:p>
              </text:list-item>
              <text:list-item>
                <text:p text:style-name="P13">Write a program to perform sequential search.</text:p>
              </text:list-item>
              <text:list-item>
                <text:p text:style-name="P13">Write a program to add two matrix.</text:p>
              </text:list-item>
              <text:list-item>
                <text:p text:style-name="P14">Write a program to add, subtract and multiply complex number.</text:p>
              </text:list-item>
              <text:list-item>
                <text:p text:style-name="P14">Write a program to solve quadratic equation.</text:p>
              </text:list-item>
              <text:list-item>
                <text:p text:style-name="P14">Write a program to find transpose of matrix using function.</text:p>
              </text:list-item>
              <text:list-item>
                <text:p text:style-name="P15">Write a program to find prime numbers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5.</text:p>
          </table:table-cell>
          <table:table-cell table:style-name="Table1.A2" office:value-type="string">
            <text:list text:style-name="L5">
              <text:list-item>
                <text:p text:style-name="P17">Write a program to add two M*N matrix using pointer.</text:p>
              </text:list-item>
              <text:list-item>
                <text:p text:style-name="P18">Write a program to show relationship between array and pointer</text:p>
              </text:list-item>
              <text:list-item>
                <text:p text:style-name="P18">Write a program to read array using DMA and print the maximum and minimum.</text:p>
              </text:list-item>
              <text:list-item>
                <text:p text:style-name="P19"><text:soft-page-break/>Write a progam to store data of employee in a struct and list the employees based on their salary.</text:p>
              </text:list-item>
              <text:list-item>
                <text:p text:style-name="P20">Write a program using union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6.</text:p>
          </table:table-cell>
          <table:table-cell table:style-name="Table1.A2" office:value-type="string">
            <text:list text:style-name="L6">
              <text:list-item>
                <text:p text:style-name="P22">Write a program to write to a file.</text:p>
              </text:list-item>
              <text:list-item>
                <text:p text:style-name="P23">Write a program to read from a text file.</text:p>
              </text:list-item>
              <text:list-item>
                <text:p text:style-name="P22">Write a program to read from a <text:span text:style-name="T1">binary </text:span>file.</text:p>
              </text:list-item>
              <text:list-item>
                <text:p text:style-name="P23">Write a program to read binary file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rsid="000d8813" officeooo:paragraph-rsid="000d8813" style:font-size-asian="13.1000003814697pt" style:font-weight-asian="bold" style:font-size-complex="15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1:40:00.914130729</meta:creation-date>
    <dc:date>2026-04-20T00:40:31.854472449</dc:date>
    <meta:editing-duration>PT3H59M1S</meta:editing-duration>
    <meta:editing-cycles>17</meta:editing-cycles>
    <meta:generator>LibreOffice/26.2.2.2$Linux_X86_64 LibreOffice_project/b8d3d8168498fa6cc231901342a3b8d72dd2bb7e</meta:generator>
    <meta:document-statistic meta:table-count="1" meta:image-count="0" meta:object-count="0" meta:page-count="2" meta:paragraph-count="40" meta:word-count="375" meta:character-count="1912" meta:non-whitespace-character-count="1606"/>
  </office:meta>
</office:document-meta>
</file>